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3.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4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37cm" svg:height="2.3cm" svg:x="1cm" svg:y="1.9cm">
          <text:p text:style-name="P1">Employé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7.5cm" svg:y="1.9cm">
          <text:p text:style-name="P1">Ingrédi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7cm" svg:height="2.3cm" svg:x="0.9cm" svg:y="5.8cm">
          <text:p text:style-name="P1">Stock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14.5cm" svg:y="1.9cm">
          <text:p text:style-name="P1">Fournisseu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7.5cm" svg:y="5.8cm">
          <text:p text:style-name="P1">catégorie_pizz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14.3cm" svg:y="5.8cm">
          <text:p text:style-name="P1">Recet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0.9cm" svg:y="9.8cm">
          <text:p text:style-name="P1">pizz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7cm" svg:height="2.3cm" svg:x="7.3cm" svg:y="9.8cm">
          <text:p text:style-name="P1"><text:span text:style-name="T1">commande_fournisseu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0.9cm" svg:y="17.7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7.2cm" svg:y="17.7cm">
          <text:p text:style-name="P1">emai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13.8cm" svg:y="17.7cm">
          <text:p text:style-name="P1">pan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7cm" svg:height="2.3cm" svg:x="1.03cm" svg:y="26cm">
          <text:p text:style-name="P1">factur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37cm" svg:height="2.3cm" svg:x="7.43cm" svg:y="26cm">
          <text:p text:style-name="P1"><text:span text:style-name="T2">paiement_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7cm" svg:height="2.3cm" svg:x="14.1cm" svg:y="26cm">
          <text:p text:style-name="P1">livraison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7cm" svg:y1="3cm" svg:x2="7.4cm" svg:y2="3cm">
          <text:p/>
        </draw:line>
        <draw:line draw:style-name="gr2" draw:text-style-name="P4" draw:layer="layout" svg:x1="12.3cm" svg:y1="3cm" svg:x2="14cm" svg:y2="3cm">
          <text:p/>
        </draw:line>
        <draw:line draw:style-name="gr2" draw:text-style-name="P4" draw:layer="layout" svg:x1="5.5cm" svg:y1="7cm" svg:x2="7.2cm" svg:y2="7cm">
          <text:p/>
        </draw:line>
        <draw:line draw:style-name="gr2" draw:text-style-name="P4" draw:layer="layout" svg:x1="12.3cm" svg:y1="7.2cm" svg:x2="14cm" svg:y2="7.2cm">
          <text:p/>
        </draw:line>
        <draw:line draw:style-name="gr2" draw:text-style-name="P4" draw:layer="layout" svg:x1="5.4cm" svg:y1="11.1cm" svg:x2="7.1cm" svg:y2="11.1cm">
          <text:p/>
        </draw:line>
        <draw:line draw:style-name="gr2" draw:text-style-name="P4" draw:layer="layout" svg:x1="5.3cm" svg:y1="18.8cm" svg:x2="7cm" svg:y2="18.8cm">
          <text:p/>
        </draw:line>
        <draw:line draw:style-name="gr2" draw:text-style-name="P4" draw:layer="layout" svg:x1="11.7cm" svg:y1="18.9cm" svg:x2="13.4cm" svg:y2="18.9cm">
          <text:p/>
        </draw:line>
        <draw:line draw:style-name="gr2" draw:text-style-name="P4" draw:layer="layout" svg:x1="5.6cm" svg:y1="27.2cm" svg:x2="7.3cm" svg:y2="27.2cm">
          <text:p/>
        </draw:line>
        <draw:line draw:style-name="gr2" draw:text-style-name="P4" draw:layer="layout" svg:x1="12cm" svg:y1="27.2cm" svg:x2="13.7cm" svg:y2="27.2cm">
          <text:p/>
        </draw:line>
        <draw:custom-shape draw:style-name="gr1" draw:text-style-name="P2" draw:layer="layout" svg:width="4.37cm" svg:height="2.3cm" svg:x="14.6cm" svg:y="9.8cm">
          <text:p text:style-name="P1"><text:span text:style-name="T1">paiement_fournisseu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2.3cm" svg:y1="10.8cm" svg:x2="14cm" svg:y2="10.8cm">
          <text:p/>
        </draw:line>
        <draw:line draw:style-name="gr3" draw:text-style-name="P4" draw:layer="layout" svg:x1="1.4cm" svg:y1="15.7cm" svg:x2="18.8cm" svg:y2="15.7cm">
          <text:p/>
        </draw:line>
        <draw:custom-shape draw:style-name="gr1" draw:text-style-name="P1" draw:layer="layout" svg:width="4.37cm" svg:height="2.3cm" svg:x="7.2cm" svg:y="21.9cm">
          <text:p text:style-name="P1">commande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9.3cm" svg:y1="20.5cm" svg:x2="9.3cm" svg:y2="21.8cm">
          <text:p/>
        </draw:line>
        <draw:line draw:style-name="gr2" draw:text-style-name="P4" draw:layer="layout" svg:x1="9.3cm" svg:y1="24.6cm" svg:x2="9.3cm" svg:y2="25.9cm">
          <text:p/>
        </draw:line>
        <draw:custom-shape draw:style-name="gr4" draw:text-style-name="P1" draw:layer="layout" svg:width="5cm" svg:height="2.3cm" svg:x="7.1cm" svg:y="12.8cm">
          <text:p text:style-name="P1">Paiement_salai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7:29:05.659045850</meta:creation-date>
    <dc:date>2018-10-10T21:06:22.129857699</dc:date>
    <meta:editing-duration>PT9M38S</meta:editing-duration>
    <meta:editing-cycles>6</meta:editing-cycles>
    <meta:generator>LibreOffice/5.1.6.2$Linux_X86_64 LibreOffice_project/10m0$Build-2</meta:generator>
    <meta:document-statistic meta:object-count="30"/>
  </office:meta>
</office:document-meta>
</file>